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4771" officeooo:paragraph-rsid="0011477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14771" officeooo:paragraph-rsid="0011477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d772" officeooo:paragraph-rsid="0012d77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d772" officeooo:paragraph-rsid="0015af6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2d772" officeooo:paragraph-rsid="001d344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2d772" officeooo:paragraph-rsid="0022c14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4a6f1" officeooo:paragraph-rsid="0014a6f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4a6f1" officeooo:paragraph-rsid="0015af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a6f1" officeooo:paragraph-rsid="0015f22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4a6f1" officeooo:paragraph-rsid="001713b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4a6f1" officeooo:paragraph-rsid="001a46c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4a6f1" officeooo:paragraph-rsid="001b39c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4a6f1" officeooo:paragraph-rsid="001d344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4a6f1" officeooo:paragraph-rsid="0022c14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5f221" officeooo:paragraph-rsid="0015f22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713be" officeooo:paragraph-rsid="001713b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b39cb" officeooo:paragraph-rsid="001b39c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b39cb" officeooo:paragraph-rsid="001d344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2c143" officeooo:paragraph-rsid="0022c143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15af6a"/>
    </style:style>
    <style:style style:name="P21" style:family="paragraph" style:parent-style-name="Standard">
      <style:text-properties officeooo:paragraph-rsid="00114771"/>
    </style:style>
    <style:style style:name="P22" style:family="paragraph" style:parent-style-name="Standard">
      <style:text-properties officeooo:rsid="0015f221" officeooo:paragraph-rsid="0015f221"/>
    </style:style>
    <style:style style:name="P23" style:family="paragraph" style:parent-style-name="Standard">
      <style:text-properties officeooo:paragraph-rsid="0015f221"/>
    </style:style>
    <style:style style:name="P24" style:family="paragraph" style:parent-style-name="Standard">
      <style:text-properties officeooo:paragraph-rsid="001713be"/>
    </style:style>
    <style:style style:name="P25" style:family="paragraph" style:parent-style-name="Standard">
      <style:text-properties officeooo:paragraph-rsid="001a46cb"/>
    </style:style>
    <style:style style:name="P26" style:family="paragraph" style:parent-style-name="Standard">
      <style:text-properties officeooo:rsid="001b39cb" officeooo:paragraph-rsid="001b39cb"/>
    </style:style>
    <style:style style:name="P27" style:family="paragraph" style:parent-style-name="Standard">
      <style:text-properties officeooo:rsid="001b39cb" officeooo:paragraph-rsid="001d3443"/>
    </style:style>
    <style:style style:name="P28" style:family="paragraph" style:parent-style-name="Standard">
      <style:text-properties officeooo:paragraph-rsid="001b39cb"/>
    </style:style>
    <style:style style:name="P29" style:family="paragraph" style:parent-style-name="Standard">
      <style:text-properties officeooo:paragraph-rsid="001d3443"/>
    </style:style>
    <style:style style:name="P30" style:family="paragraph" style:parent-style-name="Standard">
      <style:text-properties officeooo:rsid="001d3443" officeooo:paragraph-rsid="001d3443"/>
    </style:style>
    <style:style style:name="P31" style:family="paragraph" style:parent-style-name="Standard">
      <style:text-properties officeooo:rsid="00114771" officeooo:paragraph-rsid="00114771"/>
    </style:style>
    <style:style style:name="P32" style:family="paragraph" style:parent-style-name="Standard">
      <style:text-properties fo:font-size="14pt" fo:font-weight="bold" officeooo:rsid="00114771" officeooo:paragraph-rsid="00114771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114771" officeooo:paragraph-rsid="0023f68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14771" officeooo:paragraph-rsid="00278e1b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paragraph-rsid="0023f68e"/>
    </style:style>
    <style:style style:name="P36" style:family="paragraph" style:parent-style-name="Standard">
      <style:text-properties fo:font-size="12pt" fo:font-weight="normal" officeooo:rsid="0012d772" officeooo:paragraph-rsid="0015f221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2d772" officeooo:paragraph-rsid="00278e1b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61952" officeooo:paragraph-rsid="0026195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2c143" officeooo:paragraph-rsid="0022c14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2c143" officeooo:paragraph-rsid="00114771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4a6f1" officeooo:paragraph-rsid="00278e1b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d3443" officeooo:paragraph-rsid="001d3443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b39cb" officeooo:paragraph-rsid="001d3443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2c143" officeooo:paragraph-rsid="00278e1b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25b3b9"/>
    </style:style>
    <style:style style:name="P46" style:family="paragraph" style:parent-style-name="Standard">
      <style:text-properties officeooo:paragraph-rsid="0015f221"/>
    </style:style>
    <style:style style:name="P47" style:family="paragraph" style:parent-style-name="Standard">
      <style:text-properties officeooo:paragraph-rsid="00261952"/>
    </style:style>
    <style:style style:name="P48" style:family="paragraph" style:parent-style-name="Standard">
      <style:text-properties style:text-line-through-style="solid" style:text-line-through-type="single" officeooo:paragraph-rsid="001713be"/>
    </style:style>
    <style:style style:name="P49" style:family="paragraph" style:parent-style-name="Standard">
      <style:text-properties style:text-line-through-style="solid" style:text-line-through-type="single" fo:font-size="12pt" fo:font-weight="normal" officeooo:rsid="001713be" officeooo:paragraph-rsid="001713be" style:font-size-asian="10.5pt" style:font-weight-asian="normal" style:font-size-complex="12pt" style:font-weight-complex="normal"/>
    </style:style>
    <style:style style:name="P50" style:family="paragraph" style:parent-style-name="Standard">
      <style:text-properties officeooo:paragraph-rsid="00114771"/>
    </style:style>
    <style:style style:name="P51" style:family="paragraph" style:parent-style-name="Standard">
      <style:text-properties officeooo:paragraph-rsid="002690f1"/>
    </style:style>
    <style:style style:name="P52" style:family="paragraph" style:parent-style-name="Standard">
      <style:text-properties officeooo:paragraph-rsid="00278e1b"/>
    </style:style>
    <style:style style:name="P53" style:family="paragraph" style:parent-style-name="Standard">
      <style:text-properties officeooo:paragraph-rsid="001b39cb"/>
    </style:style>
    <style:style style:name="P54" style:family="paragraph" style:parent-style-name="Standard">
      <style:text-properties officeooo:rsid="00297fcc" officeooo:paragraph-rsid="00297fcc"/>
    </style:style>
    <style:style style:name="T1" style:family="text">
      <style:text-properties officeooo:rsid="0012d772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2d77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4a6f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5af6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f22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713b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a46c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b39c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d344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e643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2c14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3f68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5b3b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61952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690f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78e1b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97fcc" style:font-size-asian="10.5pt" style:font-weight-asian="normal" style:font-size-complex="12pt" style:font-weight-complex="normal"/>
    </style:style>
    <style:style style:name="T19" style:family="text">
      <style:text-properties officeooo:rsid="0014a6f1"/>
    </style:style>
    <style:style style:name="T20" style:family="text">
      <style:text-properties officeooo:rsid="0015af6a"/>
    </style:style>
    <style:style style:name="T21" style:family="text">
      <style:text-properties fo:font-size="14pt" fo:font-weight="bold" officeooo:rsid="0011477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5f221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61952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2690f1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78e1b" style:font-size-asian="14pt" style:font-weight-asian="bold" style:font-size-complex="14pt" style:font-weight-complex="bold"/>
    </style:style>
    <style:style style:name="T26" style:family="text">
      <style:text-properties officeooo:rsid="0015f221"/>
    </style:style>
    <style:style style:name="T27" style:family="text">
      <style:text-properties officeooo:rsid="001713be"/>
    </style:style>
    <style:style style:name="T28" style:family="text">
      <style:text-properties officeooo:rsid="001a46cb"/>
    </style:style>
    <style:style style:name="T29" style:family="text">
      <style:text-properties officeooo:rsid="001e6430"/>
    </style:style>
    <style:style style:name="T30" style:family="text">
      <style:text-properties officeooo:rsid="0022c143"/>
    </style:style>
    <style:style style:name="T31" style:family="text">
      <style:text-properties officeooo:rsid="0023f68e"/>
    </style:style>
    <style:style style:name="T32" style:family="text">
      <style:text-properties officeooo:rsid="00261952"/>
    </style:style>
    <style:style style:name="T33" style:family="text">
      <style:text-properties officeooo:rsid="002690f1"/>
    </style:style>
    <style:style style:name="T34" style:family="text">
      <style:text-properties officeooo:rsid="00278e1b"/>
    </style:style>
    <style:style style:name="T35" style:family="text">
      <style:text-properties officeooo:rsid="00297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001 - Buscar por produto</text:p>
      <text:p text:style-name="P2">Ator: Vendedor<text:span text:style-name="T1">/Gerente de vendas</text:span></text:p>
      <text:p text:style-name="P2"/>
      <text:p text:style-name="P2">Fluxo principal:</text:p>
      <text:p text:style-name="P4">1. O vendedor/Gerente de vendas <text:span text:style-name="T19">autentica-se e </text:span>solicita uma busca por produto</text:p>
      <text:p text:style-name="P4">2. O vendedor/Gerente de vendas insere o nome do produto ou nome do fornecedor</text:p>
      <text:p text:style-name="P3">3. O sistema mostra uma lista com os resultados encontrados<text:span text:style-name="T31"> (A1)</text:span></text:p>
      <text:p text:style-name="P4">4. O vendedor/Gerente de vendas seleciona o nome desejado</text:p>
      <text:p text:style-name="P3">5. O sistema apresenta uma tela com as informações do produto<text:span text:style-name="T33"> (A2)</text:span></text:p>
      <text:p text:style-name="P1"/>
      <text:p text:style-name="P35"><text:span text:style-name="T3">Fluxo alternativo</text:span><text:span text:style-name="T12"> A</text:span><text:span text:style-name="T13">1</text:span><text:span text:style-name="T3">:</text:span></text:p>
      <text:p text:style-name="P33"><text:span text:style-name="T16">1</text:span><text:span text:style-name="T12">. Não havendo nenhum item encontrado, o sistema mostra a mensagem 'NENHUM RESULTADO ENCONTRADO'</text:span></text:p>
      <text:p text:style-name="P1"/>
      <text:p text:style-name="P51"><text:span text:style-name="T3">Fluxo alternativo</text:span><text:span text:style-name="T12"> A2</text:span><text:span text:style-name="T3">:</text:span></text:p>
      <text:p text:style-name="P51"><text:span text:style-name="T16">1</text:span><text:span text:style-name="T3">. Se o estoque estiver</text:span><text:span text:style-name="T4"> baixo</text:span><text:span text:style-name="T16"> (atingir a quantidade X)</text:span><text:span text:style-name="T4">, sistema envia uma notificação(email) para o Gerente de Vendas <text:s/></text:span></text:p>
      <text:p text:style-name="P1"/>
      <text:p text:style-name="P21"><text:span text:style-name="T21">CU00</text:span><text:span text:style-name="T25">2</text:span><text:span text:style-name="T21"> – Cadastrar fornecedor</text:span></text:p>
      <text:p text:style-name="P7">Ator: Vendedor/Gerente de vendas</text:p>
      <text:p text:style-name="P7"/>
      <text:p text:style-name="P7">Fluxo principal:</text:p>
      <text:p text:style-name="P8">1. O vendedor<text:span text:style-name="T1">/Gerente de vendas</text:span> autentica-se e solicita cadastrar um novo fornecedor</text:p>
      <text:p text:style-name="P7">2. O sistema mostra o formulário de cadastro</text:p>
      <text:p text:style-name="P8">3. O vendedor<text:span text:style-name="T1">/Gerente de vendas</text:span> insere os dados e confirma o cadastro<text:span text:style-name="T30"> (A1)</text:span></text:p>
      <text:p text:style-name="P7">4. O sistema mostra uma mensagem de sucesso</text:p>
      <text:p text:style-name="P1"/>
      <text:p text:style-name="P6">Fluxo alternativo<text:span text:style-name="T30"> A1</text:span>:</text:p>
      <text:p text:style-name="P19">4. Se algum campo não for preenchido, o sistema mostra a mensagem 'CAMPO XX NÃO FOI PREENCHIDO'</text:p>
      <text:p text:style-name="P1"/>
      <text:p text:style-name="P21"><text:span text:style-name="T21">CU00</text:span><text:span text:style-name="T25">3</text:span><text:span text:style-name="T21"> – Cadastrar produto</text:span></text:p>
      <text:p text:style-name="P8">Ator: Vendedor/Gerente de vendas</text:p>
      <text:p text:style-name="P8"/>
      <text:p text:style-name="P8">Fluxo principal:</text:p>
      <text:p text:style-name="P20"><text:span text:style-name="T4">1. O vendedor</text:span><text:span text:style-name="T3">/Gerente de vendas</text:span><text:span text:style-name="T4"> autentica-se e solicita cadastrar um novo </text:span><text:span text:style-name="T5">produto</text:span></text:p>
      <text:p text:style-name="P8">2. O sistema mostra o formulário de cadastro<text:span text:style-name="T20"> de um novo produto</text:span></text:p>
      <text:p text:style-name="P14">3. O vendedor<text:span text:style-name="T1">/Gerente de vendas</text:span> insere os dados e confirma o cadastro<text:span text:style-name="T30"> (A1)</text:span></text:p>
      <text:p text:style-name="P8">4. O sistema mostra uma mensagem de sucesso</text:p>
      <text:p text:style-name="P1"/>
      <text:p text:style-name="P6">Fluxo alternativo<text:span text:style-name="T30"> A1</text:span>:</text:p>
      <text:p text:style-name="P19">4. Se algum campo não for preenchido, o sistema mostra a mensagem 'CAMPO XX NÃO FOI PREENCHIDO'</text:p>
      <text:p text:style-name="P1"/>
      <text:p text:style-name="P40"><text:span text:style-name="T24"/></text:p>
      <text:p text:style-name="P1"/>
      <text:p text:style-name="P21"><text:span text:style-name="T21">CU00</text:span><text:span text:style-name="T25">4</text:span><text:span text:style-name="T21"> - Preencher pedido</text:span></text:p>
      <text:p text:style-name="P9">Ator: Vendedor/Gerente de vendas</text:p>
      <text:p text:style-name="P9"/>
      <text:p text:style-name="P9">Fluxo principal:</text:p>
      <text:p text:style-name="P23"><text:soft-page-break/><text:span text:style-name="T4">1. O </text:span><text:span text:style-name="T6">V</text:span><text:span text:style-name="T4">endedor</text:span><text:span text:style-name="T3">/Gerente de vendas</text:span><text:span text:style-name="T4"> autentica-se </text:span><text:span text:style-name="T6">no sistema</text:span></text:p>
      <text:p text:style-name="P15">2. O Vendedor/Gerente de vendas acessa a guia "Novo Pedido"</text:p>
      <text:p text:style-name="P23"><text:span text:style-name="T14">3</text:span><text:span text:style-name="T6">. O </text:span><text:span text:style-name="T4">Vendedor/Gerente de vendas</text:span><text:span text:style-name="T6"> preenche os dados do pedido</text:span></text:p>
      <text:p text:style-name="P45"><text:span text:style-name="T6">4. O </text:span><text:span text:style-name="T4">Vendedor/Gerente de vendas</text:span><text:span text:style-name="T6"> </text:span><text:span text:style-name="T14">seleciona o cliente que está efetuando o pedido </text:span></text:p>
      <text:p text:style-name="P22"><text:span text:style-name="T2">5. O </text:span><text:span text:style-name="T4">Vendedor/Gerente de vendas</text:span><text:span text:style-name="T2"> clica no botão confirmar pedido</text:span><text:span text:style-name="T15"> (A1)</text:span></text:p>
      <text:p text:style-name="P15">6. O sistema mostra a mensagem "Pedido confirmado"</text:p>
      <text:p text:style-name="P15"/>
      <text:p text:style-name="P36">Fluxo alternativo:</text:p>
      <text:p text:style-name="P38">1. Em P5, o Vendedor/Gerente verifica que o cliente não está cadastrado</text:p>
      <text:p text:style-name="P23"><text:span text:style-name="T6">2. </text:span><text:span text:style-name="T4">O </text:span><text:span text:style-name="T6">V</text:span><text:span text:style-name="T4">endedor</text:span><text:span text:style-name="T3">/Gerente de vendas</text:span><text:span text:style-name="T4"> </text:span><text:span text:style-name="T6">acessa a </text:span><text:span text:style-name="T15">página</text:span><text:span text:style-name="T6"> "Clientes"</text:span><text:span text:style-name="T15"> e inicia o CU01</text:span><text:span text:style-name="T17">1</text:span></text:p>
      <text:p text:style-name="P47"><text:span text:style-name="T15">3. </text:span><text:span text:style-name="T4">O </text:span><text:span text:style-name="T6">V</text:span><text:span text:style-name="T4">endedor</text:span><text:span text:style-name="T3">/Gerente de vendas</text:span><text:span text:style-name="T4"> </text:span><text:span text:style-name="T15">retorna a P6</text:span></text:p>
      <text:p text:style-name="P1"/>
      <text:p text:style-name="P1">CU00<text:span text:style-name="T34">5</text:span> - Aprovar pedido</text:p>
      <text:p text:style-name="P10">Ator: Gerente de vendas</text:p>
      <text:p text:style-name="P10"/>
      <text:p text:style-name="P10">Fluxo principal:</text:p>
      <text:p text:style-name="P24"><text:span text:style-name="T4">1. O </text:span><text:span text:style-name="T7">sistema</text:span><text:span text:style-name="T4"> </text:span><text:span text:style-name="T7">envia uma cópia do pedido para o Gerente de Vendas</text:span></text:p>
      <text:p text:style-name="P16">2. O Gerente de Vendas clica sobre o botão "Confirmar pedido" ou "Não confirmar pedido"</text:p>
      <text:p text:style-name="P16">3. O Gerente de Vendas pode escrever uma mensagem</text:p>
      <text:p text:style-name="P16">4. O Gerente de Vendas clica sobre o botão "Enviar resposta"</text:p>
      <text:p text:style-name="P16">5. O sistema envia uma mensagem para o vendedor</text:p>
      <text:p text:style-name="P1"/>
      <text:p text:style-name="P1">CU00<text:span text:style-name="T34">6</text:span> - Efetuar venda</text:p>
      <text:p text:style-name="P11">Ator: <text:span text:style-name="T28">Vendedor/</text:span>Gerente de vendas</text:p>
      <text:p text:style-name="P11"/>
      <text:p text:style-name="P11">Fluxo principal:</text:p>
      <text:p text:style-name="P25"><text:span text:style-name="T4">1. </text:span><text:span text:style-name="T9">Todos os passos de 'CU00</text:span><text:span text:style-name="T18">4</text:span><text:span text:style-name="T9">'</text:span><text:span text:style-name="T18"> (A1) </text:span></text:p>
      <text:p text:style-name="P28"><text:span text:style-name="T9">2. O </text:span><text:span text:style-name="T8">Vendedor/</text:span><text:span text:style-name="T4">Gerente de vendas</text:span><text:span text:style-name="T9"> clica sobre o botão 'CONFIRMAR VENDA'</text:span></text:p>
      <text:p text:style-name="P26"><text:span text:style-name="T9">3</text:span><text:span text:style-name="T2">. O sistema mostra a mensagem 'VENDA REGISTRADA COM SUCESSO'</text:span></text:p>
      <text:p text:style-name="P17"/>
      <text:p text:style-name="P28"><text:span text:style-name="T4">Fluxo </text:span><text:span text:style-name="T9">alternativo </text:span><text:span text:style-name="T18">1</text:span><text:span text:style-name="T9">:</text:span></text:p>
      <text:p text:style-name="P28"><text:span text:style-name="T18">1</text:span><text:span text:style-name="T9">. </text:span><text:span text:style-name="T18">Todos os passos de CU008</text:span></text:p>
      <text:p text:style-name="P54"><text:span text:style-name="T18">2</text:span><text:span text:style-name="T2">. O sistema retorna para P2</text:span></text:p>
      <text:p text:style-name="P1"/>
      <text:p text:style-name="P1">CU0<text:span text:style-name="T34">07</text:span> - Fazer orçamento</text:p>
      <text:p text:style-name="P12">Ator: <text:span text:style-name="T28">Vendedor/</text:span>Gerente de vendas</text:p>
      <text:p text:style-name="P12"/>
      <text:p text:style-name="P28"><text:span text:style-name="T4">Fluxo principal:</text:span></text:p>
      <text:p text:style-name="P54"><text:span text:style-name="T4">1</text:span><text:span text:style-name="T2">. Todos os passos de CU004</text:span></text:p>
      <text:p text:style-name="P28"><text:span text:style-name="T18">2</text:span><text:span text:style-name="T9">. O </text:span><text:span text:style-name="T8">Vendedor/</text:span><text:span text:style-name="T4">Gerente de vendas</text:span><text:span text:style-name="T9"> </text:span><text:span text:style-name="T18">preenche os dados e </text:span><text:span text:style-name="T9">clica no botão 'GERAR ORÇAMENTO'</text:span></text:p>
      <text:p text:style-name="P28"><text:span text:style-name="T18">3</text:span><text:span text:style-name="T9">. O sistema mostra a mensagem 'ORÇAMENTO REGISTRADO COM SUCESSO'</text:span></text:p>
      <text:p text:style-name="P1"/>
      <text:p text:style-name="P1">CU0<text:span text:style-name="T34">08</text:span> - Agendar montagem de móvel</text:p>
      <text:p text:style-name="P13">Ator: <text:span text:style-name="T28">Vendedor/</text:span>Gerente de vendas</text:p>
      <text:p text:style-name="P13"/>
      <text:p text:style-name="P13">Fluxo principal:</text:p>
      <text:p text:style-name="P27"><text:span text:style-name="T2">4. O </text:span><text:span text:style-name="T8">Vendedor/</text:span><text:span text:style-name="T4">Gerente de vendas</text:span><text:span text:style-name="T2"> preenche os dados</text:span></text:p>
      <text:p text:style-name="P18">5. O sistema mostra a mensagem 'AGENDAMENTO REGISTRADO COM SUCESSO'</text:p>
      <text:p text:style-name="P18"/>
      <text:p text:style-name="P1"/>
      <text:p text:style-name="P1">CU0<text:span text:style-name="T34">09</text:span> - Emitir relatório de vendas</text:p>
      <text:p text:style-name="P13"><text:soft-page-break/>Ator: Gerente de vendas</text:p>
      <text:p text:style-name="P13"/>
      <text:p text:style-name="P13">Fluxo principal:</text:p>
      <text:p text:style-name="P5">1. <text:span text:style-name="T19">O </text:span>Gerente de vendas<text:span text:style-name="T19"> autentica-se </text:span><text:span text:style-name="T26">no sistema</text:span></text:p>
      <text:p text:style-name="P29"><text:span text:style-name="T6">2. </text:span><text:span text:style-name="T4">O </text:span><text:span text:style-name="T3">Gerente de vendas</text:span><text:span text:style-name="T4"> </text:span><text:span text:style-name="T6">acessa a guia "</text:span><text:span text:style-name="T10">VENDEDORES</text:span><text:span text:style-name="T6">"</text:span></text:p>
      <text:p text:style-name="P29"><text:span text:style-name="T6">3. O sistema retorna uma lista com todos os </text:span><text:span text:style-name="T10">vendedores</text:span><text:span text:style-name="T6"> </text:span><text:span text:style-name="T7">cadastrados no sistema</text:span><text:span text:style-name="T17"> (A1)</text:span></text:p>
      <text:p text:style-name="P29"><text:span text:style-name="T7">4. </text:span><text:span text:style-name="T4">O </text:span><text:span text:style-name="T3">Gerente de vendas</text:span><text:span text:style-name="T4"> </text:span><text:span text:style-name="T7">seleciona o </text:span><text:span text:style-name="T10">vendedor</text:span></text:p>
      <text:p text:style-name="P29"><text:span text:style-name="T7">5. O sistema retorna uma página com todos </text:span><text:span text:style-name="T11">os </text:span><text:span text:style-name="T7">dados do </text:span><text:span text:style-name="T10">vendedor</text:span></text:p>
      <text:p text:style-name="P29"><text:span text:style-name="T10">6</text:span><text:span text:style-name="T7">. </text:span><text:span text:style-name="T4">O </text:span><text:span text:style-name="T3">Gerente de vendas</text:span><text:span text:style-name="T4"> </text:span><text:span text:style-name="T10">clica sobre o botão 'EMITIR RELATÓRIO DE VENDAS'</text:span></text:p>
      <text:p text:style-name="P30"><text:span text:style-name="T2">7. </text:span><text:span text:style-name="T4">O </text:span><text:span text:style-name="T3">Gerente de vendas</text:span><text:span text:style-name="T4"> </text:span><text:span text:style-name="T2">seleciona o período desejado</text:span></text:p>
      <text:p text:style-name="P30"><text:span text:style-name="T2">8. </text:span><text:span text:style-name="T4">O </text:span><text:span text:style-name="T3">Gerente de vendas</text:span><text:span text:style-name="T4"> </text:span><text:span text:style-name="T2">clica sobre o botão 'CONFIRMAR'</text:span></text:p>
      <text:p text:style-name="P42">9. O sistema gera um arquivo com extensão .pdf e pede para salvá-lo</text:p>
      <text:p text:style-name="P42"/>
      <text:p text:style-name="P52"><text:span text:style-name="T3">Fluxo alternativo</text:span><text:span text:style-name="T12"> A</text:span><text:span text:style-name="T13">1</text:span><text:span text:style-name="T3">:</text:span></text:p>
      <text:p text:style-name="P34"><text:span text:style-name="T16">1</text:span><text:span text:style-name="T12">. Não havendo nenhum item encontrado, o sistema mostra a mensagem 'NENHUM RESULTADO ENCONTRADO'</text:span></text:p>
      <text:p text:style-name="P1"/>
      <text:p text:style-name="P1">CU0<text:span text:style-name="T26">1</text:span><text:span text:style-name="T34">0</text:span> - Cadastrar vendedor</text:p>
      <text:p text:style-name="P8">Ator: Gerente de vendas</text:p>
      <text:p text:style-name="P8"/>
      <text:p text:style-name="P8">Fluxo principal:</text:p>
      <text:p text:style-name="P20"><text:span text:style-name="T4">1. O </text:span><text:span text:style-name="T3">Gerente de vendas</text:span><text:span text:style-name="T4"> autentica-se e solicita cadastrar um novo </text:span><text:span text:style-name="T5">vendedor</text:span></text:p>
      <text:p text:style-name="P20"><text:span text:style-name="T4">2. O sistema mostra o formulário de cadastro</text:span><text:span text:style-name="T5"> de um novo vendedor</text:span></text:p>
      <text:p text:style-name="P8">3. O <text:span text:style-name="T1">Gerente de vendas</text:span> insere os dados e confirma o cadastro<text:span text:style-name="T30"> (A1)</text:span></text:p>
      <text:p text:style-name="P8">4. O sistema mostra uma mensagem de sucesso</text:p>
      <text:p text:style-name="P31"/>
      <text:p text:style-name="P6">Fluxo alternativo<text:span text:style-name="T30"> A1</text:span>:</text:p>
      <text:p text:style-name="P19">4. Se algum campo não for preenchido, o sistema mostra a mensagem 'CAMPO XX NÃO FOI PREENCHIDO'</text:p>
      <text:p text:style-name="P19"/>
      <text:p text:style-name="P47"><text:span text:style-name="T21">CU0</text:span><text:span text:style-name="T22">1</text:span><text:span text:style-name="T25">1</text:span><text:span text:style-name="T21"> - Cadastrar </text:span><text:span text:style-name="T23">cliente</text:span></text:p>
      <text:p text:style-name="P41">Ator: Vendedor/Gerente de vendas</text:p>
      <text:p text:style-name="P41"/>
      <text:p text:style-name="P41">Fluxo principal:</text:p>
      <text:p text:style-name="P52"><text:span text:style-name="T4">1. O vendedor</text:span><text:span text:style-name="T3">/Gerente de vendas</text:span><text:span text:style-name="T4"> autentica-se e solicita cadastrar um novo </text:span><text:span text:style-name="T17">cliente</text:span></text:p>
      <text:p text:style-name="P41">2. O sistema mostra o formulário de cadastro</text:p>
      <text:p text:style-name="P41">3. O vendedor<text:span text:style-name="T1">/Gerente de vendas</text:span> insere os dados e confirma o cadastro<text:span text:style-name="T30"> (A1)</text:span></text:p>
      <text:p text:style-name="P41">4. O sistema mostra uma mensagem de sucesso</text:p>
      <text:p text:style-name="P34"/>
      <text:p text:style-name="P37">Fluxo alternativo<text:span text:style-name="T30"> A1</text:span>:</text:p>
      <text:p text:style-name="P44"><text:span text:style-name="T32">4. Se algum campo não for preenchido, o sistema mostra a mensagem 'CAMPO XX NÃO FOI PREENCHIDO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1:00:25.742082199</meta:creation-date>
    <dc:date>2021-12-05T13:36:27.698760642</dc:date>
    <meta:editing-duration>PT46M5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103" meta:word-count="818" meta:character-count="4903" meta:non-whitespace-character-count="4182"/>
  </office:meta>
</office:document-meta>
</file>